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  <text:list-level-style-number text:level="2" text:style-name="Numbering_20_Symbols" style:num-format="a" text:start-value="1" style:num-suffix=")">
        <style:list-level-properties text:space-before="0.4in" text:min-label-width="0.4in"/>
      </text:list-level-style-number>
      <text:list-level-style-number text:level="3" text:style-name="Numbering_20_Symbols" style:num-format="a" text:start-value="1" style:num-suffix=")">
        <style:list-level-properties text:space-before="0.8in" text:min-label-width="0.4in"/>
      </text:list-level-style-number>
      <text:list-level-style-number text:level="4" text:style-name="Numbering_20_Symbols" style:num-format="a" text:start-value="1" style:num-suffix=")">
        <style:list-level-properties text:space-before="1.2000000000000002in" text:min-label-width="0.4in"/>
      </text:list-level-style-number>
      <text:list-level-style-number text:level="5" text:style-name="Numbering_20_Symbols" style:num-format="a" text:start-value="1" style:num-suffix=")">
        <style:list-level-properties text:space-before="1.6in" text:min-label-width="0.4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p text:style-name="Text_20_body"><text:span text:style-name="T1">Proves de matrius i complexos</text:span></text:p>
      <text:p text:style-name="Text_20_body"><text:span text:style-name="T1">Referència:</text:span> 4fq09iX2U / jlccq95m. <text:span text:style-name="T1">Nom i llinatges:</text:span></text:p>
      <text:p text:style-name="Text_20_body">These fractions will not be rendered correctly <draw:frame draw:style-name="fr1" text:anchor-type="as-char"><draw:object xlink:href="Formula-0/" xlink:type="simple" xlink:show="embed" xlink:actuate="onLoad"/></draw:frame>,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</text:p>
      <text:p text:style-name="Text_20_body">These will be fine however <draw:frame draw:style-name="fr1" text:anchor-type="as-char"><draw:object xlink:href="Formula-6/" xlink:type="simple" xlink:show="embed" xlink:actuate="onLoad"/></draw:frame>. <draw:frame draw:style-name="fr1" text:anchor-type="as-char"><draw:object xlink:href="Formula-8/" xlink:type="simple" xlink:show="embed" xlink:actuate="onLoad"/></draw:frame>, <draw:frame draw:style-name="fr1" text:anchor-type="as-char"><draw:object xlink:href="Formula-10/" xlink:type="simple" xlink:show="embed" xlink:actuate="onLoad"/></draw:frame></text:p>
      <text:list text:style-name="L1">
        <text:list-item>
          <text:p text:style-name="P1">Opera els complexos</text:p>
          <text:list>
            <text:list-item>
              <text:p text:style-name="P1"><draw:frame draw:style-name="fr1" text:anchor-type="as-char"><draw:object xlink:href="Formula-12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14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16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18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20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22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24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26/" xlink:type="simple" xlink:show="embed" xlink:actuate="onLoad"/></draw:frame></text:p>
            </text:list-item>
          </text:list>
        </text:list-item>
        <text:list-item>
          <text:p text:style-name="P1">Calcula la inversa de les matrius (si existeix)</text:p>
          <text:list>
            <text:list-item>
              <text:p text:style-name="P1"><draw:frame draw:style-name="fr1" text:anchor-type="as-char"><draw:object xlink:href="Formula-28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30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32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34/" xlink:type="simple" xlink:show="embed" xlink:actuate="onLoad"/></draw:frame></text:p>
            </text:list-item>
          </text:list>
        </text:list-item>
        <text:list-item>
          <text:p text:style-name="P1">Resol les equacions matricials</text:p>
          <text:list>
            <text:list-item>
              <text:p text:style-name="P1"><draw:frame draw:style-name="fr1" text:anchor-type="as-char"><draw:object xlink:href="Formula-36/" xlink:type="simple" xlink:show="embed" xlink:actuate="onLoad"/></draw:frame>, <draw:frame draw:style-name="fr1" text:anchor-type="as-char"><draw:object xlink:href="Formula-38/" xlink:type="simple" xlink:show="embed" xlink:actuate="onLoad"/></draw:frame> essent <draw:frame draw:style-name="fr1" text:anchor-type="as-char"><draw:object xlink:href="Formula-40/" xlink:type="simple" xlink:show="embed" xlink:actuate="onLoad"/></draw:frame> <draw:frame draw:style-name="fr1" text:anchor-type="as-char"><draw:object xlink:href="Formula-42/" xlink:type="simple" xlink:show="embed" xlink:actuate="onLoad"/></draw:frame>, <draw:frame draw:style-name="fr1" text:anchor-type="as-char"><draw:object xlink:href="Formula-44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46/" xlink:type="simple" xlink:show="embed" xlink:actuate="onLoad"/></draw:frame>, <draw:frame draw:style-name="fr1" text:anchor-type="as-char"><draw:object xlink:href="Formula-48/" xlink:type="simple" xlink:show="embed" xlink:actuate="onLoad"/></draw:frame> essent <draw:frame draw:style-name="fr1" text:anchor-type="as-char"><draw:object xlink:href="Formula-50/" xlink:type="simple" xlink:show="embed" xlink:actuate="onLoad"/></draw:frame> <draw:frame draw:style-name="fr1" text:anchor-type="as-char"><draw:object xlink:href="Formula-52/" xlink:type="simple" xlink:show="embed" xlink:actuate="onLoad"/></draw:frame>, <draw:frame draw:style-name="fr1" text:anchor-type="as-char"><draw:object xlink:href="Formula-54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56/" xlink:type="simple" xlink:show="embed" xlink:actuate="onLoad"/></draw:frame>, <draw:frame draw:style-name="fr1" text:anchor-type="as-char"><draw:object xlink:href="Formula-58/" xlink:type="simple" xlink:show="embed" xlink:actuate="onLoad"/></draw:frame> essent <draw:frame draw:style-name="fr1" text:anchor-type="as-char"><draw:object xlink:href="Formula-60/" xlink:type="simple" xlink:show="embed" xlink:actuate="onLoad"/></draw:frame> <draw:frame draw:style-name="fr1" text:anchor-type="as-char"><draw:object xlink:href="Formula-62/" xlink:type="simple" xlink:show="embed" xlink:actuate="onLoad"/></draw:frame>, <draw:frame draw:style-name="fr1" text:anchor-type="as-char"><draw:object xlink:href="Formula-64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66/" xlink:type="simple" xlink:show="embed" xlink:actuate="onLoad"/></draw:frame>, <draw:frame draw:style-name="fr1" text:anchor-type="as-char"><draw:object xlink:href="Formula-68/" xlink:type="simple" xlink:show="embed" xlink:actuate="onLoad"/></draw:frame> essent <draw:frame draw:style-name="fr1" text:anchor-type="as-char"><draw:object xlink:href="Formula-70/" xlink:type="simple" xlink:show="embed" xlink:actuate="onLoad"/></draw:frame> <draw:frame draw:style-name="fr1" text:anchor-type="as-char"><draw:object xlink:href="Formula-72/" xlink:type="simple" xlink:show="embed" xlink:actuate="onLoad"/></draw:frame>, <draw:frame draw:style-name="fr1" text:anchor-type="as-char"><draw:object xlink:href="Formula-74/" xlink:type="simple" xlink:show="embed" xlink:actuate="onLoad"/></draw:frame>, <draw:frame draw:style-name="fr1" text:anchor-type="as-char"><draw:object xlink:href="Formula-76/" xlink:type="simple" xlink:show="embed" xlink:actuate="onLoad"/></draw:frame></text:p>
            </text:list-item>
          </text:list>
        </text:list-item>
        <text:list-item>
          <text:p text:style-name="P1">Calcula tots els possibles productes amb les matrius següents</text:p>
          <text:list>
            <text:list-item>
              <text:p text:style-name="P1"><draw:frame draw:style-name="fr1" text:anchor-type="as-char"><draw:object xlink:href="Formula-78/" xlink:type="simple" xlink:show="embed" xlink:actuate="onLoad"/></draw:frame>,<draw:frame draw:style-name="fr1" text:anchor-type="as-char"><draw:object xlink:href="Formula-80/" xlink:type="simple" xlink:show="embed" xlink:actuate="onLoad"/></draw:frame> <draw:frame draw:style-name="fr1" text:anchor-type="as-char"><draw:object xlink:href="Formula-82/" xlink:type="simple" xlink:show="embed" xlink:actuate="onLoad"/></draw:frame>,<draw:frame draw:style-name="fr1" text:anchor-type="as-char"><draw:object xlink:href="Formula-84/" xlink:type="simple" xlink:show="embed" xlink:actuate="onLoad"/></draw:frame> <draw:frame draw:style-name="fr1" text:anchor-type="as-char"><draw:object xlink:href="Formula-86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88/" xlink:type="simple" xlink:show="embed" xlink:actuate="onLoad"/></draw:frame>,<draw:frame draw:style-name="fr1" text:anchor-type="as-char"><draw:object xlink:href="Formula-90/" xlink:type="simple" xlink:show="embed" xlink:actuate="onLoad"/></draw:frame> <draw:frame draw:style-name="fr1" text:anchor-type="as-char"><draw:object xlink:href="Formula-92/" xlink:type="simple" xlink:show="embed" xlink:actuate="onLoad"/></draw:frame>,<draw:frame draw:style-name="fr1" text:anchor-type="as-char"><draw:object xlink:href="Formula-94/" xlink:type="simple" xlink:show="embed" xlink:actuate="onLoad"/></draw:frame> <draw:frame draw:style-name="fr1" text:anchor-type="as-char"><draw:object xlink:href="Formula-96/" xlink:type="simple" xlink:show="embed" xlink:actuate="onLoad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0/content.xml><?xml version="1.0" encoding="utf-8"?>
<math xmlns="http://www.w3.org/1998/Math/MathML" display="inline">
  <mfrac>
    <mrow>
      <mn>1</mn>
      <mo>+</mo>
      <mn>2</mn>
    </mrow>
    <mrow>
      <mn>3</mn>
      <mo>+</mo>
      <mn>4</mn>
    </mrow>
  </mfrac>
</math>
</file>

<file path=Formula-10/content.xml><?xml version="1.0" encoding="utf-8"?>
<math xmlns="http://www.w3.org/1998/Math/MathML" display="inline">
  <mrow>
    <mspace width="0.167em"/>
    <mstyle displaystyle="true">
      <mfrac>
        <mrow>
          <mn>1</mn>
          <mo>−</mo>
          <mi>i</mi>
        </mrow>
        <mrow>
          <mo>−</mo>
          <mn>1</mn>
          <mo>+</mo>
          <mn>10</mn>
          <mspace width="0.167em"/>
          <mi>i</mi>
        </mrow>
      </mfrac>
    </mstyle>
  </mrow>
</math>
</file>

<file path=Formula-12/content.xml><?xml version="1.0" encoding="utf-8"?>
<math xmlns="http://www.w3.org/1998/Math/MathML" display="inline">
  <mrow>
    <mo>−</mo>
    <mn>7</mn>
    <mo>−</mo>
    <mn>7</mn>
    <mspace width="0.167em"/>
    <mi>i</mi>
    <mo>−</mo>
    <mn>2</mn>
    <mo>−</mo>
    <mn>2</mn>
    <mspace width="0.167em"/>
    <mi>i</mi>
    <mo>−</mo>
    <mrow>
      <mo stretchy="true" form="prefix">(</mo>
      <mo>−</mo>
      <mn>1</mn>
      <mo>+</mo>
      <mn>9</mn>
      <mspace width="0.167em"/>
      <mi>i</mi>
      <mo stretchy="true" form="postfix">)</mo>
    </mrow>
  </mrow>
</math>
</file>

<file path=Formula-14/content.xml><?xml version="1.0" encoding="utf-8"?>
<math xmlns="http://www.w3.org/1998/Math/MathML" display="inline">
  <mrow>
    <mrow>
      <mo stretchy="true" form="prefix">(</mo>
      <mo>−</mo>
      <mn>10</mn>
      <mo>+</mo>
      <mn>4</mn>
      <mspace width="0.167em"/>
      <mi>i</mi>
      <mo stretchy="true" form="postfix">)</mo>
    </mrow>
    <mo>⋅</mo>
    <mrow>
      <mo stretchy="true" form="prefix">(</mo>
      <mo>−</mo>
      <mn>10</mn>
      <mo>−</mo>
      <mn>2</mn>
      <mspace width="0.167em"/>
      <mi>i</mi>
      <mo stretchy="true" form="postfix">)</mo>
    </mrow>
  </mrow>
</math>
</file>

<file path=Formula-16/content.xml><?xml version="1.0" encoding="utf-8"?>
<math xmlns="http://www.w3.org/1998/Math/MathML" display="inline">
  <mrow>
    <mspace width="0.167em"/>
    <mstyle displaystyle="true">
      <mfrac>
        <mn>1</mn>
        <mrow>
          <mo>−</mo>
          <mn>3</mn>
          <mo>+</mo>
          <mn>4</mn>
          <mspace width="0.167em"/>
          <mi>i</mi>
        </mrow>
      </mfrac>
    </mstyle>
  </mrow>
</math>
</file>

<file path=Formula-18/content.xml><?xml version="1.0" encoding="utf-8"?>
<math xmlns="http://www.w3.org/1998/Math/MathML" display="inline">
  <mrow>
    <mspace width="0.167em"/>
    <mstyle displaystyle="true">
      <mfrac>
        <mn>1</mn>
        <mrow>
          <mo>−</mo>
          <mn>1</mn>
          <mo>+</mo>
          <mn>10</mn>
          <mspace width="0.167em"/>
          <mi>i</mi>
        </mrow>
      </mfrac>
    </mstyle>
  </mrow>
</math>
</file>

<file path=Formula-2/content.xml><?xml version="1.0" encoding="utf-8"?>
<math xmlns="http://www.w3.org/1998/Math/MathML" display="inline">
  <mstyle displaystyle="true">
    <mfrac>
      <mrow>
        <mn>1</mn>
        <mo>+</mo>
        <mi>i</mi>
      </mrow>
      <mrow>
        <mo>−</mo>
        <mn>3</mn>
        <mo>+</mo>
        <mn>4</mn>
        <mspace width="0.167em"/>
        <mi>i</mi>
      </mrow>
    </mfrac>
  </mstyle>
</math>
</file>

<file path=Formula-20/content.xml><?xml version="1.0" encoding="utf-8"?>
<math xmlns="http://www.w3.org/1998/Math/MathML" display="inline">
  <mrow>
    <mspace width="0.167em"/>
    <mstyle displaystyle="true">
      <mfrac>
        <mrow>
          <mrow>
            <mo stretchy="true" form="prefix">(</mo>
            <mn>4</mn>
            <mo>−</mo>
            <mn>9</mn>
            <mspace width="0.167em"/>
            <mi>i</mi>
            <mo stretchy="true" form="postfix">)</mo>
          </mrow>
          <mo>⋅</mo>
          <mrow>
            <mo stretchy="true" form="prefix">(</mo>
            <mo>−</mo>
            <mn>8</mn>
            <mo>−</mo>
            <mn>10</mn>
            <mspace width="0.167em"/>
            <mi>i</mi>
            <mo stretchy="true" form="postfix">)</mo>
          </mrow>
        </mrow>
        <mrow>
          <mn>7</mn>
          <mo>+</mo>
          <mspace width="0.167em"/>
          <mi>i</mi>
          <mo>−</mo>
          <mn>1</mn>
          <mo>−</mo>
          <mn>5</mn>
          <mspace width="0.167em"/>
          <mi>i</mi>
        </mrow>
      </mfrac>
    </mstyle>
  </mrow>
</math>
</file>

<file path=Formula-22/content.xml><?xml version="1.0" encoding="utf-8"?>
<math xmlns="http://www.w3.org/1998/Math/MathML" display="inline">
  <mrow>
    <mrow>
      <mo stretchy="true" form="prefix">(</mo>
      <mo>−</mo>
      <mn>5</mn>
      <mo>+</mo>
      <mn>8</mn>
      <mspace width="0.167em"/>
      <mi>i</mi>
      <mo stretchy="true" form="postfix">)</mo>
    </mrow>
    <mo>⋅</mo>
    <mrow>
      <mo stretchy="true" form="prefix">(</mo>
      <mn>10</mn>
      <mo>+</mo>
      <mspace width="0.167em"/>
      <mi>i</mi>
      <mo>+</mo>
      <mspace width="0.167em"/>
      <mstyle displaystyle="true">
        <mfrac>
          <mrow>
            <mo>−</mo>
            <mn>4</mn>
            <mo>−</mo>
            <mn>7</mn>
            <mspace width="0.167em"/>
            <mi>i</mi>
          </mrow>
          <mrow>
            <mo>−</mo>
            <mn>8</mn>
            <mo>+</mo>
            <mn>9</mn>
            <mspace width="0.167em"/>
            <mi>i</mi>
          </mrow>
        </mfrac>
      </mstyle>
      <mo stretchy="true" form="postfix">)</mo>
    </mrow>
  </mrow>
</math>
</file>

<file path=Formula-24/content.xml><?xml version="1.0" encoding="utf-8"?>
<math xmlns="http://www.w3.org/1998/Math/MathML" display="inline">
  <mrow>
    <mrow>
      <mo stretchy="true" form="prefix">(</mo>
      <mn>10</mn>
      <mo>−</mo>
      <mn>2</mn>
      <mspace width="0.167em"/>
      <mi>i</mi>
      <mo>+</mo>
      <mn>10</mn>
      <mo>+</mo>
      <mn>8</mn>
      <mspace width="0.167em"/>
      <mi>i</mi>
      <mo stretchy="true" form="postfix">)</mo>
    </mrow>
    <mo>⋅</mo>
    <mrow>
      <mo stretchy="true" form="prefix">(</mo>
      <mo>−</mo>
      <mn>1</mn>
      <mo>−</mo>
      <mn>4</mn>
      <mspace width="0.167em"/>
      <mi>i</mi>
      <mo>−</mo>
      <mrow>
        <mo stretchy="true" form="prefix">(</mo>
        <mn>2</mn>
        <mo>+</mo>
        <mspace width="0.167em"/>
        <mi>i</mi>
        <mo stretchy="true" form="postfix">)</mo>
      </mrow>
      <mo stretchy="true" form="postfix">)</mo>
    </mrow>
  </mrow>
</math>
</file>

<file path=Formula-26/content.xml><?xml version="1.0" encoding="utf-8"?>
<math xmlns="http://www.w3.org/1998/Math/MathML" display="inline">
  <msup>
    <mrow>
      <mo stretchy="true" form="prefix">(</mo>
      <mn>10</mn>
      <mo>−</mo>
      <mn>9</mn>
      <mspace width="0.167em"/>
      <mi>i</mi>
      <mo>+</mo>
      <mn>5</mn>
      <mo>+</mo>
      <mn>2</mn>
      <mspace width="0.167em"/>
      <mi>i</mi>
      <mo stretchy="true" form="postfix">)</mo>
    </mrow>
    <mn>2</mn>
  </msup>
</math>
</file>

<file path=Formula-28/content.xml><?xml version="1.0" encoding="utf-8"?>
<math xmlns="http://www.w3.org/1998/Math/MathML" display="inline">
  <mrow>
    <mi>M</mi>
    <mo>=</mo>
    <mrow>
      <mo stretchy="true" form="prefix">(</mo>
      <mtable>
        <mtr>
          <mtd columnalign="center">
            <mn>1</mn>
          </mtd>
          <mtd columnalign="center">
            <mn>3</mn>
          </mtd>
        </mtr>
        <mtr>
          <mtd columnalign="center">
            <mo>−</mo>
            <mn>1</mn>
          </mtd>
          <mtd columnalign="center">
            <mn>2</mn>
          </mtd>
        </mtr>
      </mtable>
      <mo stretchy="true" form="postfix">)</mo>
    </mrow>
  </mrow>
</math>
</file>

<file path=Formula-30/content.xml><?xml version="1.0" encoding="utf-8"?>
<math xmlns="http://www.w3.org/1998/Math/MathML" display="inline">
  <mrow>
    <mi>M</mi>
    <mo>=</mo>
    <mrow>
      <mo stretchy="true" form="prefix">(</mo>
      <mtable>
        <mtr>
          <mtd columnalign="center">
            <mn>3</mn>
          </mtd>
          <mtd columnalign="center">
            <mn>0</mn>
          </mtd>
        </mtr>
        <mtr>
          <mtd columnalign="center">
            <mn>4</mn>
          </mtd>
          <mtd columnalign="center">
            <mo>−</mo>
            <mn>1</mn>
          </mtd>
        </mtr>
      </mtable>
      <mo stretchy="true" form="postfix">)</mo>
    </mrow>
  </mrow>
</math>
</file>

<file path=Formula-32/content.xml><?xml version="1.0" encoding="utf-8"?>
<math xmlns="http://www.w3.org/1998/Math/MathML" display="inline">
  <mrow>
    <mi>M</mi>
    <mo>=</mo>
    <mrow>
      <mo stretchy="true" form="prefix">(</mo>
      <mtable>
        <mtr>
          <mtd columnalign="center">
            <mn>4</mn>
          </mtd>
          <mtd columnalign="center">
            <mo>−</mo>
            <mn>4</mn>
          </mtd>
          <mtd columnalign="center">
            <mo>−</mo>
            <mn>3</mn>
          </mtd>
        </mtr>
        <mtr>
          <mtd columnalign="center">
            <mn>5</mn>
          </mtd>
          <mtd columnalign="center">
            <mn>2</mn>
          </mtd>
          <mtd columnalign="center">
            <mn>4</mn>
          </mtd>
        </mtr>
        <mtr>
          <mtd columnalign="center">
            <mo>−</mo>
            <mn>4</mn>
          </mtd>
          <mtd columnalign="center">
            <mo>−</mo>
            <mn>5</mn>
          </mtd>
          <mtd columnalign="center">
            <mo>−</mo>
            <mn>5</mn>
          </mtd>
        </mtr>
      </mtable>
      <mo stretchy="true" form="postfix">)</mo>
    </mrow>
  </mrow>
</math>
</file>

<file path=Formula-34/content.xml><?xml version="1.0" encoding="utf-8"?>
<math xmlns="http://www.w3.org/1998/Math/MathML" display="inline">
  <mrow>
    <mi>M</mi>
    <mo>=</mo>
    <mrow>
      <mo stretchy="true" form="prefix">(</mo>
      <mtable>
        <mtr>
          <mtd columnalign="center">
            <mn>0</mn>
          </mtd>
          <mtd columnalign="center">
            <mn>5</mn>
          </mtd>
          <mtd columnalign="center">
            <mn>0</mn>
          </mtd>
        </mtr>
        <mtr>
          <mtd columnalign="center">
            <mo>−</mo>
            <mn>2</mn>
          </mtd>
          <mtd columnalign="center">
            <mo>−</mo>
            <mn>3</mn>
          </mtd>
          <mtd columnalign="center">
            <mo>−</mo>
            <mn>1</mn>
          </mtd>
        </mtr>
        <mtr>
          <mtd columnalign="center">
            <mn>3</mn>
          </mtd>
          <mtd columnalign="center">
            <mo>−</mo>
            <mn>4</mn>
          </mtd>
          <mtd columnalign="center">
            <mo>−</mo>
            <mn>4</mn>
          </mtd>
        </mtr>
      </mtable>
      <mo stretchy="true" form="postfix">)</mo>
    </mrow>
  </mrow>
</math>
</file>

<file path=Formula-36/content.xml><?xml version="1.0" encoding="utf-8"?>
<math xmlns="http://www.w3.org/1998/Math/MathML" display="inline">
  <mrow>
    <mi>X</mi>
    <mo>⋅</mo>
    <mi>A</mi>
    <mo>=</mo>
    <mi>B</mi>
  </mrow>
</math>
</file>

<file path=Formula-38/content.xml><?xml version="1.0" encoding="utf-8"?>
<math xmlns="http://www.w3.org/1998/Math/MathML" display="inline">
  <mspace width="1.0em"/>
</math>
</file>

<file path=Formula-4/content.xml><?xml version="1.0" encoding="utf-8"?>
<math xmlns="http://www.w3.org/1998/Math/MathML" display="inline">
  <mstyle displaystyle="true">
    <mfrac>
      <mrow>
        <mn>1</mn>
        <mo>−</mo>
        <mi>i</mi>
      </mrow>
      <mrow>
        <mo>−</mo>
        <mn>1</mn>
        <mo>+</mo>
        <mn>10</mn>
        <mspace width="0.167em"/>
        <mi>i</mi>
      </mrow>
    </mfrac>
  </mstyle>
</math>
</file>

<file path=Formula-40/content.xml><?xml version="1.0" encoding="utf-8"?>
<math xmlns="http://www.w3.org/1998/Math/MathML" display="inline">
  <mspace width="1.0em"/>
</math>
</file>

<file path=Formula-42/content.xml><?xml version="1.0" encoding="utf-8"?>
<math xmlns="http://www.w3.org/1998/Math/MathML" display="inline">
  <mrow>
    <mi>A</mi>
    <mo>=</mo>
    <mrow>
      <mo stretchy="true" form="prefix">(</mo>
      <mtable>
        <mtr>
          <mtd columnalign="center">
            <mn>3</mn>
          </mtd>
          <mtd columnalign="center">
            <mn>0</mn>
          </mtd>
        </mtr>
        <mtr>
          <mtd columnalign="center">
            <mo>−</mo>
            <mn>5</mn>
          </mtd>
          <mtd columnalign="center">
            <mo>−</mo>
            <mn>5</mn>
          </mtd>
        </mtr>
      </mtable>
      <mo stretchy="true" form="postfix">)</mo>
    </mrow>
    <mspace width="0.167em"/>
  </mrow>
</math>
</file>

<file path=Formula-44/content.xml><?xml version="1.0" encoding="utf-8"?>
<math xmlns="http://www.w3.org/1998/Math/MathML" display="inline">
  <mrow>
    <mi>B</mi>
    <mo>=</mo>
    <mrow>
      <mo stretchy="true" form="prefix">(</mo>
      <mtable>
        <mtr>
          <mtd columnalign="center">
            <mo>−</mo>
            <mn>1</mn>
          </mtd>
          <mtd columnalign="center">
            <mo>−</mo>
            <mn>5</mn>
          </mtd>
        </mtr>
        <mtr>
          <mtd columnalign="center">
            <mo>−</mo>
            <mn>1</mn>
          </mtd>
          <mtd columnalign="center">
            <mo>−</mo>
            <mn>1</mn>
          </mtd>
        </mtr>
      </mtable>
      <mo stretchy="true" form="postfix">)</mo>
    </mrow>
  </mrow>
</math>
</file>

<file path=Formula-46/content.xml><?xml version="1.0" encoding="utf-8"?>
<math xmlns="http://www.w3.org/1998/Math/MathML" display="inline">
  <mrow>
    <mi>A</mi>
    <mo>⋅</mo>
    <mi>X</mi>
    <mo>=</mo>
    <mi>B</mi>
  </mrow>
</math>
</file>

<file path=Formula-48/content.xml><?xml version="1.0" encoding="utf-8"?>
<math xmlns="http://www.w3.org/1998/Math/MathML" display="inline">
  <mspace width="1.0em"/>
</math>
</file>

<file path=Formula-50/content.xml><?xml version="1.0" encoding="utf-8"?>
<math xmlns="http://www.w3.org/1998/Math/MathML" display="inline">
  <mspace width="1.0em"/>
</math>
</file>

<file path=Formula-52/content.xml><?xml version="1.0" encoding="utf-8"?>
<math xmlns="http://www.w3.org/1998/Math/MathML" display="inline">
  <mrow>
    <mi>A</mi>
    <mo>=</mo>
    <mrow>
      <mo stretchy="true" form="prefix">(</mo>
      <mtable>
        <mtr>
          <mtd columnalign="center">
            <mn>4</mn>
          </mtd>
          <mtd columnalign="center">
            <mo>−</mo>
            <mn>4</mn>
          </mtd>
          <mtd columnalign="center">
            <mo>−</mo>
            <mn>2</mn>
          </mtd>
        </mtr>
        <mtr>
          <mtd columnalign="center">
            <mn>1</mn>
          </mtd>
          <mtd columnalign="center">
            <mo>−</mo>
            <mn>4</mn>
          </mtd>
          <mtd columnalign="center">
            <mn>2</mn>
          </mtd>
        </mtr>
        <mtr>
          <mtd columnalign="center">
            <mn>1</mn>
          </mtd>
          <mtd columnalign="center">
            <mo>−</mo>
            <mn>4</mn>
          </mtd>
          <mtd columnalign="center">
            <mn>3</mn>
          </mtd>
        </mtr>
      </mtable>
      <mo stretchy="true" form="postfix">)</mo>
    </mrow>
    <mspace width="0.167em"/>
  </mrow>
</math>
</file>

<file path=Formula-54/content.xml><?xml version="1.0" encoding="utf-8"?>
<math xmlns="http://www.w3.org/1998/Math/MathML" display="inline">
  <mrow>
    <mi>B</mi>
    <mo>=</mo>
    <mrow>
      <mo stretchy="true" form="prefix">(</mo>
      <mtable>
        <mtr>
          <mtd columnalign="center">
            <mn>4</mn>
          </mtd>
          <mtd columnalign="center">
            <mo>−</mo>
            <mn>4</mn>
          </mtd>
          <mtd columnalign="center">
            <mo>−</mo>
            <mn>4</mn>
          </mtd>
        </mtr>
        <mtr>
          <mtd columnalign="center">
            <mn>0</mn>
          </mtd>
          <mtd columnalign="center">
            <mo>−</mo>
            <mn>2</mn>
          </mtd>
          <mtd columnalign="center">
            <mn>2</mn>
          </mtd>
        </mtr>
        <mtr>
          <mtd columnalign="center">
            <mo>−</mo>
            <mn>2</mn>
          </mtd>
          <mtd columnalign="center">
            <mn>1</mn>
          </mtd>
          <mtd columnalign="center">
            <mn>2</mn>
          </mtd>
        </mtr>
      </mtable>
      <mo stretchy="true" form="postfix">)</mo>
    </mrow>
  </mrow>
</math>
</file>

<file path=Formula-56/content.xml><?xml version="1.0" encoding="utf-8"?>
<math xmlns="http://www.w3.org/1998/Math/MathML" display="inline">
  <mrow>
    <mi>X</mi>
    <mo>⋅</mo>
    <mi>A</mi>
    <mo>=</mo>
    <mi>X</mi>
    <mo>+</mo>
    <msup>
      <mi>B</mi>
      <mn>2</mn>
    </msup>
  </mrow>
</math>
</file>

<file path=Formula-58/content.xml><?xml version="1.0" encoding="utf-8"?>
<math xmlns="http://www.w3.org/1998/Math/MathML" display="inline">
  <mspace width="1.0em"/>
</math>
</file>

<file path=Formula-6/content.xml><?xml version="1.0" encoding="utf-8"?>
<math xmlns="http://www.w3.org/1998/Math/MathML" display="inline">
  <mrow>
    <mspace width="0.167em"/>
    <mfrac>
      <mrow>
        <mn>1</mn>
        <mo>+</mo>
        <mn>2</mn>
      </mrow>
      <mrow>
        <mn>3</mn>
        <mo>+</mo>
        <mn>4</mn>
      </mrow>
    </mfrac>
  </mrow>
</math>
</file>

<file path=Formula-60/content.xml><?xml version="1.0" encoding="utf-8"?>
<math xmlns="http://www.w3.org/1998/Math/MathML" display="inline">
  <mspace width="1.0em"/>
</math>
</file>

<file path=Formula-62/content.xml><?xml version="1.0" encoding="utf-8"?>
<math xmlns="http://www.w3.org/1998/Math/MathML" display="inline">
  <mrow>
    <mi>A</mi>
    <mo>=</mo>
    <mrow>
      <mo stretchy="true" form="prefix">(</mo>
      <mtable>
        <mtr>
          <mtd columnalign="center">
            <mn>3</mn>
          </mtd>
          <mtd columnalign="center">
            <mn>3</mn>
          </mtd>
        </mtr>
        <mtr>
          <mtd columnalign="center">
            <mn>2</mn>
          </mtd>
          <mtd columnalign="center">
            <mn>6</mn>
          </mtd>
        </mtr>
      </mtable>
      <mo stretchy="true" form="postfix">)</mo>
    </mrow>
    <mspace width="0.167em"/>
  </mrow>
</math>
</file>

<file path=Formula-64/content.xml><?xml version="1.0" encoding="utf-8"?>
<math xmlns="http://www.w3.org/1998/Math/MathML" display="inline">
  <mrow>
    <mi>B</mi>
    <mo>=</mo>
    <mrow>
      <mo stretchy="true" form="prefix">(</mo>
      <mtable>
        <mtr>
          <mtd columnalign="center">
            <mo>−</mo>
            <mn>1</mn>
          </mtd>
          <mtd columnalign="center">
            <mn>4</mn>
          </mtd>
        </mtr>
        <mtr>
          <mtd columnalign="center">
            <mo>−</mo>
            <mn>4</mn>
          </mtd>
          <mtd columnalign="center">
            <mo>−</mo>
            <mn>2</mn>
          </mtd>
        </mtr>
      </mtable>
      <mo stretchy="true" form="postfix">)</mo>
    </mrow>
  </mrow>
</math>
</file>

<file path=Formula-66/content.xml><?xml version="1.0" encoding="utf-8"?>
<math xmlns="http://www.w3.org/1998/Math/MathML" display="inline">
  <mrow>
    <mi>A</mi>
    <mo>⋅</mo>
    <mi>X</mi>
    <mo>⋅</mo>
    <mi>C</mi>
    <mo>=</mo>
    <mi>B</mi>
  </mrow>
</math>
</file>

<file path=Formula-68/content.xml><?xml version="1.0" encoding="utf-8"?>
<math xmlns="http://www.w3.org/1998/Math/MathML" display="inline">
  <mspace width="1.0em"/>
</math>
</file>

<file path=Formula-70/content.xml><?xml version="1.0" encoding="utf-8"?>
<math xmlns="http://www.w3.org/1998/Math/MathML" display="inline">
  <mspace width="1.0em"/>
</math>
</file>

<file path=Formula-72/content.xml><?xml version="1.0" encoding="utf-8"?>
<math xmlns="http://www.w3.org/1998/Math/MathML" display="inline">
  <mrow>
    <mi>A</mi>
    <mo>=</mo>
    <mrow>
      <mo stretchy="true" form="prefix">(</mo>
      <mtable>
        <mtr>
          <mtd columnalign="center">
            <mn>0</mn>
          </mtd>
          <mtd columnalign="center">
            <mn>2</mn>
          </mtd>
        </mtr>
        <mtr>
          <mtd columnalign="center">
            <mo>−</mo>
            <mn>5</mn>
          </mtd>
          <mtd columnalign="center">
            <mo>−</mo>
            <mn>1</mn>
          </mtd>
        </mtr>
      </mtable>
      <mo stretchy="true" form="postfix">)</mo>
    </mrow>
    <mspace width="0.167em"/>
  </mrow>
</math>
</file>

<file path=Formula-74/content.xml><?xml version="1.0" encoding="utf-8"?>
<math xmlns="http://www.w3.org/1998/Math/MathML" display="inline">
  <mrow>
    <mi>B</mi>
    <mo>=</mo>
    <mrow>
      <mo stretchy="true" form="prefix">(</mo>
      <mtable>
        <mtr>
          <mtd columnalign="center">
            <mn>3</mn>
          </mtd>
          <mtd columnalign="center">
            <mn>4</mn>
          </mtd>
        </mtr>
        <mtr>
          <mtd columnalign="center">
            <mo>−</mo>
            <mn>1</mn>
          </mtd>
          <mtd columnalign="center">
            <mn>2</mn>
          </mtd>
        </mtr>
      </mtable>
      <mo stretchy="true" form="postfix">)</mo>
    </mrow>
  </mrow>
</math>
</file>

<file path=Formula-76/content.xml><?xml version="1.0" encoding="utf-8"?>
<math xmlns="http://www.w3.org/1998/Math/MathML" display="inline">
  <mrow>
    <mi>C</mi>
    <mo>=</mo>
    <mrow>
      <mo stretchy="true" form="prefix">(</mo>
      <mtable>
        <mtr>
          <mtd columnalign="center">
            <mo>−</mo>
            <mn>4</mn>
          </mtd>
          <mtd columnalign="center">
            <mn>3</mn>
          </mtd>
        </mtr>
        <mtr>
          <mtd columnalign="center">
            <mn>2</mn>
          </mtd>
          <mtd columnalign="center">
            <mn>5</mn>
          </mtd>
        </mtr>
      </mtable>
      <mo stretchy="true" form="postfix">)</mo>
    </mrow>
  </mrow>
</math>
</file>

<file path=Formula-78/content.xml><?xml version="1.0" encoding="utf-8"?>
<math xmlns="http://www.w3.org/1998/Math/MathML" display="inline">
  <mrow>
    <mi>A</mi>
    <mo>=</mo>
    <mrow>
      <mo stretchy="true" form="prefix">(</mo>
      <mtable>
        <mtr>
          <mtd columnalign="center">
            <mn>2</mn>
          </mtd>
        </mtr>
        <mtr>
          <mtd columnalign="center">
            <mn>4</mn>
          </mtd>
        </mtr>
      </mtable>
      <mo stretchy="true" form="postfix">)</mo>
    </mrow>
  </mrow>
</math>
</file>

<file path=Formula-8/content.xml><?xml version="1.0" encoding="utf-8"?>
<math xmlns="http://www.w3.org/1998/Math/MathML" display="inline">
  <mrow>
    <mspace width="0.167em"/>
    <mstyle displaystyle="true">
      <mfrac>
        <mn>1</mn>
        <mrow>
          <mo>−</mo>
          <mn>3</mn>
          <mo>+</mo>
          <mn>4</mn>
          <mspace width="0.167em"/>
          <mi>i</mi>
        </mrow>
      </mfrac>
    </mstyle>
  </mrow>
</math>
</file>

<file path=Formula-80/content.xml><?xml version="1.0" encoding="utf-8"?>
<math xmlns="http://www.w3.org/1998/Math/MathML" display="inline">
  <mrow>
    <mspace width="0.167em"/>
    <mspace width="0.167em"/>
  </mrow>
</math>
</file>

<file path=Formula-82/content.xml><?xml version="1.0" encoding="utf-8"?>
<math xmlns="http://www.w3.org/1998/Math/MathML" display="inline">
  <mrow>
    <mi>B</mi>
    <mo>=</mo>
    <mrow>
      <mo stretchy="true" form="prefix">(</mo>
      <mtable>
        <mtr>
          <mtd columnalign="center">
            <mn>4</mn>
          </mtd>
          <mtd columnalign="center">
            <mn>5</mn>
          </mtd>
        </mtr>
        <mtr>
          <mtd columnalign="center">
            <mn>0</mn>
          </mtd>
          <mtd columnalign="center">
            <mn>4</mn>
          </mtd>
        </mtr>
        <mtr>
          <mtd columnalign="center">
            <mo>−</mo>
            <mn>1</mn>
          </mtd>
          <mtd columnalign="center">
            <mo>−</mo>
            <mn>1</mn>
          </mtd>
        </mtr>
      </mtable>
      <mo stretchy="true" form="postfix">)</mo>
    </mrow>
  </mrow>
</math>
</file>

<file path=Formula-84/content.xml><?xml version="1.0" encoding="utf-8"?>
<math xmlns="http://www.w3.org/1998/Math/MathML" display="inline">
  <mrow>
    <mspace width="0.167em"/>
    <mspace width="0.167em"/>
  </mrow>
</math>
</file>

<file path=Formula-86/content.xml><?xml version="1.0" encoding="utf-8"?>
<math xmlns="http://www.w3.org/1998/Math/MathML" display="inline">
  <mrow>
    <mi>C</mi>
    <mo>=</mo>
    <mrow>
      <mo stretchy="true" form="prefix">(</mo>
      <mtable>
        <mtr>
          <mtd columnalign="center">
            <mn>4</mn>
          </mtd>
          <mtd columnalign="center">
            <mn>2</mn>
          </mtd>
        </mtr>
        <mtr>
          <mtd columnalign="center">
            <mo>−</mo>
            <mn>5</mn>
          </mtd>
          <mtd columnalign="center">
            <mn>0</mn>
          </mtd>
        </mtr>
        <mtr>
          <mtd columnalign="center">
            <mo>−</mo>
            <mn>2</mn>
          </mtd>
          <mtd columnalign="center">
            <mn>3</mn>
          </mtd>
        </mtr>
      </mtable>
      <mo stretchy="true" form="postfix">)</mo>
    </mrow>
  </mrow>
</math>
</file>

<file path=Formula-88/content.xml><?xml version="1.0" encoding="utf-8"?>
<math xmlns="http://www.w3.org/1998/Math/MathML" display="inline">
  <mrow>
    <mi>A</mi>
    <mo>=</mo>
    <mrow>
      <mo stretchy="true" form="prefix">(</mo>
      <mtable>
        <mtr>
          <mtd columnalign="center">
            <mo>−</mo>
            <mn>2</mn>
          </mtd>
          <mtd columnalign="center">
            <mn>2</mn>
          </mtd>
          <mtd columnalign="center">
            <mo>−</mo>
            <mn>4</mn>
          </mtd>
        </mtr>
        <mtr>
          <mtd columnalign="center">
            <mn>2</mn>
          </mtd>
          <mtd columnalign="center">
            <mn>5</mn>
          </mtd>
          <mtd columnalign="center">
            <mn>3</mn>
          </mtd>
        </mtr>
      </mtable>
      <mo stretchy="true" form="postfix">)</mo>
    </mrow>
  </mrow>
</math>
</file>

<file path=Formula-90/content.xml><?xml version="1.0" encoding="utf-8"?>
<math xmlns="http://www.w3.org/1998/Math/MathML" display="inline">
  <mrow>
    <mspace width="0.167em"/>
    <mspace width="0.167em"/>
  </mrow>
</math>
</file>

<file path=Formula-92/content.xml><?xml version="1.0" encoding="utf-8"?>
<math xmlns="http://www.w3.org/1998/Math/MathML" display="inline">
  <mrow>
    <mi>B</mi>
    <mo>=</mo>
    <mrow>
      <mo stretchy="true" form="prefix">(</mo>
      <mtable>
        <mtr>
          <mtd columnalign="center">
            <mo>−</mo>
            <mn>1</mn>
          </mtd>
        </mtr>
        <mtr>
          <mtd columnalign="center">
            <mo>−</mo>
            <mn>2</mn>
          </mtd>
        </mtr>
        <mtr>
          <mtd columnalign="center">
            <mn>3</mn>
          </mtd>
        </mtr>
      </mtable>
      <mo stretchy="true" form="postfix">)</mo>
    </mrow>
  </mrow>
</math>
</file>

<file path=Formula-94/content.xml><?xml version="1.0" encoding="utf-8"?>
<math xmlns="http://www.w3.org/1998/Math/MathML" display="inline">
  <mrow>
    <mspace width="0.167em"/>
    <mspace width="0.167em"/>
  </mrow>
</math>
</file>

<file path=Formula-96/content.xml><?xml version="1.0" encoding="utf-8"?>
<math xmlns="http://www.w3.org/1998/Math/MathML" display="inline">
  <mrow>
    <mi>C</mi>
    <mo>=</mo>
    <mrow>
      <mo stretchy="true" form="prefix">(</mo>
      <mtable>
        <mtr>
          <mtd columnalign="center">
            <mo>−</mo>
            <mn>4</mn>
          </mtd>
          <mtd columnalign="center">
            <mo>−</mo>
            <mn>4</mn>
          </mtd>
        </mtr>
      </mtable>
      <mo stretchy="true" form="postfix">)</mo>
    </mrow>
  </mrow>
</math>
</file>